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Open Sans" fo:font-size="9.75pt" fo:letter-spacing="normal" fo:font-style="normal" fo:font-weight="bold"/>
    </style:style>
    <style:style style:name="P5"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Open Sans" fo:font-size="9.75pt" fo:letter-spacing="normal" fo:font-style="normal" fo:font-weight="normal"/>
    </style:style>
    <style:style style:name="P6" style:family="paragraph" style:parent-style-name="Text_20_body">
      <style:paragraph-properties fo:margin-left="0cm" fo:margin-right="0cm" fo:margin-top="0cm" fo:margin-bottom="0.265cm" loext:contextual-spacing="false" fo:orphans="2" fo:widows="2" fo:text-indent="0cm" style:auto-text-indent="false"/>
    </style:style>
    <style:style style:name="T1" style:family="text">
      <style:text-properties fo:font-weight="bold"/>
    </style:style>
    <style:style style:name="T2" style:family="text">
      <style:text-properties fo:font-variant="normal" fo:text-transform="none" fo:color="#ec6932" style:text-line-through-style="none" style:text-line-through-type="none" style:font-name="Open Sans" fo:font-size="9.75pt" fo:letter-spacing="normal" fo:font-style="normal" style:text-underline-style="none" fo:font-weight="normal" style:text-blinking="false"/>
    </style:style>
    <style:style style:name="T3" style:family="text">
      <style:text-properties fo:font-variant="normal" fo:text-transform="none" fo:color="#333333" style:font-name="Open Sans" fo:font-size="9.75pt" fo:letter-spacing="normal" fo:font-style="normal"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yui_3_17_2_1_1638829442687_1223"/><text:bookmark text:name="yui_3_17_2_1_1638829442687_1224"/><text:span text:style-name="T3">1. Observatorio Fiscal - Pontifica Universidad Javeriana | Ingreso de los Hogares</text:span></text:p>
      <text:p text:style-name="P5"><text:bookmark text:name="yui_3_17_2_1_1638829442687_1225"/>In this link you can check the income distribution of households in Colombia using data from Medición de Pobreza Monetaria y Desigualdad 2019 and compare it with your household income.</text:p>
      <text:p text:style-name="P6"><text:bookmark text:name="yui_3_17_2_1_1638829442687_1226"/><text:bookmark text:name="yui_3_17_2_1_1638829442687_1227"/><text:a xlink:type="simple" xlink:href="https://www.ofiscal.org/ingresosxhogares" office:target-frame-name="_blank" xlink:show="new" text:style-name="Internet_20_link" text:visited-style-name="Visited_20_Internet_20_Link"><text:span text:style-name="T2">https://www.ofiscal.org/ingresosxhogares</text:span></text:a></text:p>
      <text:p text:style-name="P4">2. Dollar Street</text:p>
      <text:p text:style-name="P5">It is a project, lead by Anna Rosling Rönnlund, that imagines the world as a street ordered by income where poor families live at one end and rich families live at the other. In the above link you can find videos and photos of everyday items owned by families of all income levels around the world.</text:p>
      <text:p text:style-name="P6"><text:a xlink:type="simple" xlink:href="https://www.gapminder.org/dollar-street" office:target-frame-name="_blank" xlink:show="new" text:style-name="Internet_20_link" text:visited-style-name="Visited_20_Internet_20_Link"><text:span text:style-name="T2">https://www.gapminder.org/dollar-street</text:span></text:a></text:p>
      <text:p text:style-name="P5">Also you can check out the following video to know more about the project where it includes spanish subtitles:</text:p>
      <text:p text:style-name="P6"><text:a xlink:type="simple" xlink:href="https://youtu.be/u4L130DkdOw" office:target-frame-name="_blank" xlink:show="new" text:style-name="Internet_20_link" text:visited-style-name="Visited_20_Internet_20_Link"><text:span text:style-name="T2">https://youtu.be/u4L130DkdOw</text:span></text:a></text:p>
      <text:p text:style-name="P4">3. Banco de la República de Colombia - Cátedras de Macroeconomía y Banca Central - Indicadores de actividad económica</text:p>
      <text:p text:style-name="P5">The Banco de la República and the Network of Economics Researchers offer the Macroeconomics and Central Banking Chairs. These courses promote the understanding of basic concepts in macroeconomics and monetary, exchange and credit policy. The video titled "Indicadores de actividad económica" explains clearly these indicators to a wider audience:</text:p>
      <text:p text:style-name="P6"><text:a xlink:type="simple" xlink:href="https://youtu.be/YXTjJSGWnsE" office:target-frame-name="_blank" xlink:show="new" text:style-name="Internet_20_link" text:visited-style-name="Visited_20_Internet_20_Link"><text:span text:style-name="T2">https://youtu.be/YXTjJSGWnsE</text:span></text:a></text:p>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1T18:34:26.959522873</meta:creation-date>
    <dc:date>2021-12-06T17:24:32.347441973</dc:date>
    <meta:editing-duration>PT41M28S</meta:editing-duration>
    <meta:editing-cycles>18</meta:editing-cycles>
    <meta:generator>LibreOffice/6.4.7.2$Linux_X86_64 LibreOffice_project/40$Build-2</meta:generator>
    <meta:document-statistic meta:table-count="0" meta:image-count="0" meta:object-count="0" meta:page-count="1" meta:paragraph-count="11" meta:word-count="192" meta:character-count="1287" meta:non-whitespace-character-count="1106"/>
  </office:meta>
</office:document-meta>
</file>